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1d8" officeooo:paragraph-rsid="0017e1d8"/>
    </style:style>
    <style:style style:name="P2" style:family="paragraph" style:parent-style-name="Standard">
      <style:text-properties officeooo:rsid="0019c346" officeooo:paragraph-rsid="0019c346"/>
    </style:style>
    <style:style style:name="P3" style:family="paragraph" style:parent-style-name="Standard">
      <style:text-properties officeooo:rsid="0019c346" officeooo:paragraph-rsid="001b19e7"/>
    </style:style>
    <style:style style:name="P4" style:family="paragraph" style:parent-style-name="Standard">
      <style:text-properties officeooo:rsid="001b19e7" officeooo:paragraph-rsid="001b19e7"/>
    </style:style>
    <style:style style:name="P5" style:family="paragraph" style:parent-style-name="Standard">
      <style:text-properties officeooo:rsid="001b756e" officeooo:paragraph-rsid="001b756e"/>
    </style:style>
    <style:style style:name="P6" style:family="paragraph" style:parent-style-name="Standard">
      <style:text-properties officeooo:rsid="001d1071" officeooo:paragraph-rsid="001d1071"/>
    </style:style>
    <style:style style:name="T1" style:family="text">
      <style:text-properties officeooo:rsid="001b19e7"/>
    </style:style>
    <style:style style:name="T2" style:family="text">
      <style:text-properties officeooo:rsid="001d1071"/>
    </style:style>
    <style:style style:name="T3" style:family="text">
      <style:text-properties officeooo:rsid="001e22c3"/>
    </style:style>
    <style:style style:name="T4" style:family="text">
      <style:text-properties officeooo:rsid="0020a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tutorial we’ll show you how to play our game UtNeO.</text:p>
      <text:p text:style-name="P1"/>
      <text:p text:style-name="P1">First, let’s start with your hand cards.</text:p>
      <text:p text:style-name="P1"/>
      <text:p text:style-name="P1">Your hand cards are the heart of the game but you want to get rid of them to win the game.</text:p>
      <text:p text:style-name="P1"/>
      <text:p text:style-name="P1">With your handcards and these operation above them you need to do MATH.</text:p>
      <text:p text:style-name="P1"/>
      <text:p text:style-name="P2">In the middle of the screen you see which number you need to get with your hand cards and operation<text:span text:style-name="T2">s</text:span>.</text:p>
      <text:p text:style-name="P2"/>
      <text:p text:style-name="P2">But for example: you try 4x4 you see that you can’t get a number between zero and nine.</text:p>
      <text:p text:style-name="P2"/>
      <text:p text:style-name="P2"><text:span text:style-name="T2">In this case it’s t</text:span>he last digit <text:span text:style-name="T2">of</text:span> the number we care about.</text:p>
      <text:p text:style-name="P2"/>
      <text:p text:style-name="P3">That mean<text:span text:style-name="T2">s</text:span> if you try 4<text:span text:style-name="T4">+5</text:span> and in the middle is the number <text:span text:style-name="T4">9</text:span> you will get rid of two cards.</text:p>
      <text:p text:style-name="P3"/>
      <text:p text:style-name="P3"><text:span text:style-name="T1">After you have played your cards or the timer runs out it’s the other players turn.</text:span></text:p>
      <text:p text:style-name="P3"/>
      <text:p text:style-name="P6">Down here is the clear button. <text:span text:style-name="T3">W</text:span>ith this button you undo the cards and operation you clicked.</text:p>
      <text:p text:style-name="P6"/>
      <text:p text:style-name="P6">The button next to the clear button is the push button.</text:p>
      <text:p text:style-name="P6"/>
      <text:p text:style-name="P6">With this push button you play your selected cards.</text:p>
      <text:p text:style-name="P3"/>
      <text:p text:style-name="P3"><text:span text:style-name="T1">If you cannot play two card you can also play a single card with the same number or draw a card.</text:span></text:p>
      <text:p text:style-name="P3"/>
      <text:p text:style-name="P4">If you cannot play a card and run out of time you have to draw two cards.</text:p>
      <text:p text:style-name="P3"/>
      <text:p text:style-name="P4">If you want to draw a card click this card here.</text:p>
      <text:p text:style-name="P4"/>
      <text:p text:style-name="P5">Hint: If you get from a division or squarroot a number with decimal places these decimal places will be cut of. For example: 9/2 = 4.5 = 4</text:p>
      <text:p text:style-name="P4"/>
      <text:p text:style-name="P3"/>
      <text:p text:style-name="P3"><text:s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09:55:25.434000000</meta:creation-date>
    <dc:date>2022-12-06T12:03:12.477000000</dc:date>
    <meta:editing-duration>PT1H3M3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7" meta:word-count="255" meta:character-count="1237" meta:non-whitespace-character-count="997"/>
  </office:meta>
</office:document-meta>
</file>